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automatic-styles>
    <style:style style:family="paragraph" style:name="a4b9acd" style:parent-style-name="Standard">
      <style:paragraph-properties fo:margin-bottom="4.23mm" fo:margin-top="0.0mm"/>
    </style:style>
    <style:style style:family="table-cell" style:name="a8ce198">
      <style:table-cell-properties fo:border-bottom="0.26mm solid #000000" fo:border-left="none" fo:border-right="0.26mm solid #000000" fo:border-top="none" fo:padding-bottom="0.0mm" fo:padding-left="1.23mm" fo:padding-right="1.23mm" fo:padding-top="0.0mm" style:vertical-align="top"/>
    </style:style>
    <style:style style:family="paragraph" style:name="a66ff4e" style:parent-style-name="Standard">
      <style:paragraph-properties fo:margin-left="12.51mm" fo:margin-right="0.0mm" fo:text-indent="0.0mm"/>
    </style:style>
    <style:style style:family="table-cell" style:name="a39f891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25d46f">
      <style:table-row-properties style:row-height="4.23mm"/>
    </style:style>
    <style:style style:family="text" style:name="a70c816" style:parent-style-name="FeldZ">
      <style:text-properties style:font-name-asian="Arial"/>
    </style:style>
    <style:style style:family="paragraph" style:name="a50c742" style:parent-style-name="Standard">
      <style:paragraph-properties fo:border-bottom="0.26mm dotted #000000" fo:border-left="none" fo:border-right="none" fo:border-top="none" fo:margin-bottom="0.0mm" fo:margin-left="0.0mm" fo:margin-right="7.5mm" fo:margin-top="10.58mm" fo:padding-bottom="0.35mm" fo:padding-left="0.0mm" fo:padding-right="0.0mm" fo:padding-top="0.0mm" fo:text-indent="0.0mm"/>
      <style:text-properties/>
    </style:style>
    <style:style style:family="table-cell" style:name="a851510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ca1038" style:parent-style-name="FeldZ">
      <style:text-properties style:font-name-asian="Arial"/>
    </style:style>
    <style:style style:family="paragraph" style:name="ae3e7b2" style:parent-style-name="Standard">
      <style:paragraph-properties fo:border-bottom="0.26mm dotted #000000" fo:border-left="none" fo:border-right="none" fo:border-top="none" fo:margin-bottom="0.0mm" fo:margin-left="12.51mm" fo:margin-right="6.26mm" fo:margin-top="10.58mm" fo:padding-bottom="0.35mm" fo:padding-left="0.0mm" fo:padding-right="0.0mm" fo:padding-top="0.0mm" fo:text-indent="0.0mm"/>
      <style:text-properties/>
    </style:style>
    <style:style style:family="table-cell" style:name="ac42b01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3bf0c6">
      <style:table-row-properties style:row-height="14.82mm"/>
    </style:style>
    <style:style style:family="text" style:name="a96229e">
      <style:text-properties fo:font-weight="bold" style:font-weight-asian="bold"/>
    </style:style>
    <style:style style:family="paragraph" style:name="a86df30" style:parent-style-name="Standard">
      <style:paragraph-properties fo:margin-bottom="0.0mm" fo:margin-top="2.12mm"/>
      <style:text-properties/>
    </style:style>
    <style:style style:family="table-cell" style:name="a4e392b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5c0789">
      <style:table-row-properties style:row-height="9.17mm"/>
    </style:style>
    <style:style style:family="paragraph" style:list-style-name="WW8Num12" style:name="a239238" style:parent-style-name="Standard">
      <style:paragraph-properties fo:margin-bottom="2.12mm" fo:margin-top="2.12mm"/>
    </style:style>
    <style:style style:family="paragraph" style:list-style-name="WW8Num12" style:name="a9d3c85" style:parent-style-name="Standard">
      <style:paragraph-properties fo:margin-bottom="0.0mm" fo:margin-top="2.12mm"/>
    </style:style>
    <style:style style:family="paragraph" style:list-style-name="WW8Num12" style:name="a53f1b1" style:parent-style-name="Standard">
      <style:paragraph-properties fo:margin-bottom="0.0mm" fo:margin-top="2.12mm"/>
    </style:style>
    <style:style style:family="paragraph" style:list-style-name="WW8Num12" style:name="a75e079" style:parent-style-name="Standard">
      <style:paragraph-properties fo:margin-bottom="0.0mm" fo:margin-top="2.12mm"/>
    </style:style>
    <style:style style:family="table-cell" style:name="a62d89f">
      <style:table-cell-properties fo:border-bottom="none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774d58">
      <style:table-row-properties style:row-height="9.21mm"/>
    </style:style>
    <style:style style:family="paragraph" style:name="a2e8c5f" style:parent-style-name="Standard">
      <style:paragraph-properties fo:margin-bottom="2.12mm" fo:margin-left="0.0mm" fo:margin-right="0.0mm" fo:margin-top="2.12mm" fo:text-indent="-12.89mm">
        <style:tab-stops>
          <style:tab-stop style:position="1.251cm"/>
        </style:tab-stops>
      </style:paragraph-properties>
    </style:style>
    <style:style style:family="text" style:name="ab5f1dd">
      <style:text-properties fo:font-weight="bold" style:font-weight-asian="bold"/>
    </style:style>
    <style:style style:family="paragraph" style:name="acd240a" style:parent-style-name="Standard">
      <style:paragraph-properties fo:margin-bottom="2.12mm" fo:margin-top="2.12mm"/>
      <style:text-properties/>
    </style:style>
    <style:style style:family="table-cell" style:name="a6d2fc7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92d322">
      <style:table-row-properties style:row-height="3.0mm"/>
    </style:style>
    <style:style style:family="paragraph" style:name="a4e6059" style:parent-style-name="Standard">
      <style:paragraph-properties fo:margin-bottom="2.12mm" fo:margin-top="2.12mm"/>
    </style:style>
    <style:style style:family="paragraph" style:name="a428fcc" style:parent-style-name="Standard">
      <style:paragraph-properties fo:margin-bottom="0.0mm" fo:margin-top="2.12mm"/>
    </style:style>
    <style:style style:family="table-cell" style:name="a16a983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06262a">
      <style:table-row-properties style:row-height="8.47mm"/>
    </style:style>
    <style:style style:family="paragraph" style:name="ae0bf6a" style:parent-style-name="Standard">
      <style:paragraph-properties fo:margin-bottom="0.0mm" fo:margin-top="2.12mm"/>
    </style:style>
    <style:style style:family="text" style:name="afa0993">
      <style:text-properties style:text-underline-style="solid"/>
    </style:style>
    <style:style style:family="paragraph" style:name="a588b36" style:parent-style-name="Standard">
      <style:paragraph-properties fo:margin-bottom="0.0mm" fo:margin-top="2.12mm"/>
      <style:text-properties/>
    </style:style>
    <style:style style:family="table-cell" style:name="a7effd0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203943">
      <style:table-row-properties style:row-height="8.47mm"/>
    </style:style>
    <style:style style:family="paragraph" style:name="a0f5982" style:parent-style-name="Standard">
      <style:paragraph-properties fo:margin-bottom="0.0mm" fo:margin-top="2.12mm"/>
    </style:style>
    <style:style style:family="table-cell" style:name="a65a642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820e60" style:parent-style-name="FeldZ">
      <style:text-properties style:font-name="Arial" style:font-name-complex="Arial"/>
    </style:style>
    <style:style style:family="text" style:name="a95c3db" style:parent-style-name="FeldZ">
      <style:text-properties style:font-name="Arial" style:font-name-asian="Arial" style:font-name-complex="Arial"/>
    </style:style>
    <style:style style:family="paragraph" style:name="abb0310" style:parent-style-name="Standard">
      <style:paragraph-properties fo:border-bottom="0.26mm dotted #000000" fo:border-left="none" fo:border-right="none" fo:border-top="none" fo:margin-bottom="0.0mm" fo:margin-top="2.12mm" fo:padding-bottom="0.35mm" fo:padding-left="0.0mm" fo:padding-right="0.0mm" fo:padding-top="0.0mm" fo:text-align="right"/>
      <style:text-properties/>
    </style:style>
    <style:style style:family="table-cell" style:name="aee9ac4">
      <style:table-cell-properties fo:border-bottom="none" fo:border-left="none" fo:border-right="none" fo:border-top="none" fo:padding-bottom="0.0mm" fo:padding-left="1.23mm" fo:padding-right="1.23mm" fo:padding-top="0.0mm" style:vertical-align="top"/>
    </style:style>
    <style:style style:family="paragraph" style:name="a183999" style:parent-style-name="Standard">
      <style:paragraph-properties fo:margin-bottom="0.0mm" fo:margin-top="2.12mm">
        <style:tab-stops>
          <style:tab-stop style:position="1.251cm"/>
          <style:tab-stop style:position="5.502cm"/>
          <style:tab-stop style:position="8.502cm"/>
        </style:tab-stops>
      </style:paragraph-properties>
    </style:style>
    <style:style style:family="table-cell" style:name="a394976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16f4c8">
      <style:table-row-properties style:row-height="8.47mm"/>
    </style:style>
    <style:style style:family="text" style:name="a7103f5">
      <style:text-properties fo:font-weight="bold" style:font-weight-asian="bold"/>
    </style:style>
    <style:style style:family="text" style:name="add2a14">
      <style:text-properties fo:font-weight="bold" style:font-weight-asian="bold"/>
    </style:style>
    <style:style style:family="paragraph" style:name="a73ea51" style:parent-style-name="Standard">
      <style:paragraph-properties fo:margin-bottom="0.0mm" fo:margin-top="2.12mm"/>
      <style:text-properties/>
    </style:style>
    <style:style style:family="table-cell" style:name="a823cc4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e3c8ca">
      <style:table-row-properties style:row-height="8.47mm"/>
    </style:style>
    <style:style style:family="table-cell" style:name="a21286d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18bdc3" style:parent-style-name="Standard">
      <style:paragraph-properties fo:margin-bottom="0.0mm" fo:margin-top="2.12mm"/>
    </style:style>
    <style:style style:family="table-cell" style:name="a3d380a">
      <style:table-cell-properties fo:border-bottom="0.26mm dotted #000000" fo:border-left="0.26mm dotted #000000" fo:border-right="none" fo:border-top="0.26mm solid #000000" fo:padding-bottom="0.0mm" fo:padding-left="1.23mm" fo:padding-right="1.23mm" fo:padding-top="0.0mm" style:vertical-align="top"/>
    </style:style>
    <style:style style:family="paragraph" style:name="ae396f7" style:parent-style-name="Standard">
      <style:paragraph-properties fo:text-align="right"/>
    </style:style>
    <style:style style:family="table-cell" style:name="aac6a42">
      <style:table-cell-properties fo:border-bottom="0.26mm dotted #00000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f2b896">
      <style:table-row-properties style:row-height="0.41mm"/>
    </style:style>
    <style:style style:family="table-cell" style:name="ab6f2a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ffce34" style:parent-style-name="FeldZ">
      <style:text-properties style:font-name="Arial" style:font-name-complex="Arial"/>
    </style:style>
    <style:style style:family="text" style:name="a1d2301" style:parent-style-name="FeldZ">
      <style:text-properties style:font-name="Arial" style:font-name-asian="Arial" style:font-name-complex="Arial"/>
    </style:style>
    <style:style style:family="text" style:name="aaf9ebd">
      <style:text-properties style:font-name-asian="Arial"/>
    </style:style>
    <style:style style:family="paragraph" style:name="a3baebe" style:parent-style-name="Standard">
      <style:paragraph-properties fo:margin-bottom="2.12mm" fo:margin-top="2.12mm"/>
      <style:text-properties/>
    </style:style>
    <style:style style:family="table-cell" style:name="add61d5">
      <style:table-cell-properties fo:border-bottom="0.26mm solid #00000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1cee82" style:parent-style-name="Standard">
      <style:paragraph-properties fo:margin-bottom="2.12mm" fo:margin-top="0.0mm" fo:text-align="right"/>
    </style:style>
    <style:style style:family="paragraph" style:name="a312651" style:parent-style-name="Standard">
      <style:paragraph-properties fo:margin-bottom="0.0mm" fo:margin-top="2.12mm" fo:text-align="right"/>
    </style:style>
    <style:style style:family="table-cell" style:name="a43c825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9276b5">
      <style:table-row-properties style:row-height="8.31mm"/>
    </style:style>
    <style:style style:family="table-cell" style:name="ac56b7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a6b1e6" style:parent-style-name="FeldZ">
      <style:text-properties style:font-name="Arial" style:font-name-complex="Arial"/>
    </style:style>
    <style:style style:family="text" style:name="a896b1d" style:parent-style-name="FeldZ">
      <style:text-properties style:font-name="Arial" style:font-name-asian="Arial" style:font-name-complex="Arial"/>
    </style:style>
    <style:style style:family="text" style:name="ae2c372">
      <style:text-properties style:font-name-asian="Arial"/>
    </style:style>
    <style:style style:family="paragraph" style:name="a7f1bb7" style:parent-style-name="Standard">
      <style:paragraph-properties fo:margin-bottom="0.0mm" fo:margin-top="2.12mm"/>
      <style:text-properties/>
    </style:style>
    <style:style style:family="table-cell" style:name="a43482e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4ad3ac" style:parent-style-name="Standard">
      <style:paragraph-properties fo:margin-bottom="0.0mm" fo:margin-top="2.12mm" fo:text-align="right"/>
    </style:style>
    <style:style style:family="table-cell" style:name="ae1f8f5">
      <style:table-cell-properties fo:border-bottom="0.26mm solid #80808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70e027">
      <style:table-row-properties style:row-height="8.47mm"/>
    </style:style>
    <style:style style:family="table-cell" style:name="aecaee3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60bce" style:parent-style-name="FeldZ">
      <style:text-properties style:font-name="Arial" style:font-name-complex="Arial"/>
    </style:style>
    <style:style style:family="text" style:name="af6b946" style:parent-style-name="FeldZ">
      <style:text-properties style:font-name="Arial" style:font-name-asian="Arial" style:font-name-complex="Arial"/>
    </style:style>
    <style:style style:family="text" style:name="a39a6bf">
      <style:text-properties style:font-name-asian="Arial"/>
    </style:style>
    <style:style style:family="paragraph" style:name="ae1cf13" style:parent-style-name="Standard">
      <style:paragraph-properties fo:margin-bottom="0.0mm" fo:margin-top="2.12mm"/>
      <style:text-properties/>
    </style:style>
    <style:style style:family="table-cell" style:name="a6a5e81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45e2c0" style:parent-style-name="Standard">
      <style:paragraph-properties fo:margin-bottom="0.0mm" fo:margin-top="2.12mm" fo:text-align="right"/>
    </style:style>
    <style:style style:family="table-cell" style:name="a292022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0fc8aa">
      <style:table-row-properties style:row-height="8.47mm"/>
    </style:style>
    <style:style style:family="table-cell" style:name="a42f597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333580" style:parent-style-name="FeldZ">
      <style:text-properties style:font-name="Arial" style:font-name-complex="Arial"/>
    </style:style>
    <style:style style:family="text" style:name="a7f9322" style:parent-style-name="FeldZ">
      <style:text-properties style:font-name="Arial" style:font-name-asian="Arial" style:font-name-complex="Arial"/>
    </style:style>
    <style:style style:family="text" style:name="a9e5b52">
      <style:text-properties style:font-name-asian="Arial"/>
    </style:style>
    <style:style style:family="paragraph" style:name="a3d585d" style:parent-style-name="Standard">
      <style:paragraph-properties fo:margin-bottom="0.0mm" fo:margin-top="2.12mm"/>
      <style:text-properties/>
    </style:style>
    <style:style style:family="table-cell" style:name="ae19937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68240d" style:parent-style-name="Standard">
      <style:paragraph-properties fo:margin-bottom="0.0mm" fo:margin-top="2.12mm" fo:text-align="right"/>
    </style:style>
    <style:style style:family="table-cell" style:name="a258ab0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45c10e">
      <style:table-row-properties style:row-height="8.47mm"/>
    </style:style>
    <style:style style:family="table-cell" style:name="a72893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6425c8" style:parent-style-name="FeldZ">
      <style:text-properties style:font-name="Arial" style:font-name-complex="Arial"/>
    </style:style>
    <style:style style:family="text" style:name="affa3d5" style:parent-style-name="FeldZ">
      <style:text-properties style:font-name="Arial" style:font-name-asian="Arial" style:font-name-complex="Arial"/>
    </style:style>
    <style:style style:family="text" style:name="a027f1d">
      <style:text-properties style:font-name-asian="Arial"/>
    </style:style>
    <style:style style:family="paragraph" style:name="a316d04" style:parent-style-name="Standard">
      <style:paragraph-properties fo:margin-bottom="0.0mm" fo:margin-top="2.12mm"/>
      <style:text-properties/>
    </style:style>
    <style:style style:family="table-cell" style:name="ab94abd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440a1f" style:parent-style-name="Standard">
      <style:paragraph-properties fo:margin-bottom="0.0mm" fo:margin-top="2.12mm" fo:text-align="right"/>
    </style:style>
    <style:style style:family="table-cell" style:name="a5edc45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dce2bf">
      <style:table-row-properties style:row-height="8.47mm"/>
    </style:style>
    <style:style style:family="table-cell" style:name="a27cb9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28714e" style:parent-style-name="FeldZ">
      <style:text-properties style:font-name="Arial" style:font-name-complex="Arial"/>
    </style:style>
    <style:style style:family="text" style:name="a953a76" style:parent-style-name="FeldZ">
      <style:text-properties style:font-name="Arial" style:font-name-asian="Arial" style:font-name-complex="Arial"/>
    </style:style>
    <style:style style:family="text" style:name="add4281">
      <style:text-properties style:font-name-asian="Arial"/>
    </style:style>
    <style:style style:family="paragraph" style:name="ab8d9e9" style:parent-style-name="Standard">
      <style:paragraph-properties fo:margin-bottom="0.0mm" fo:margin-top="2.12mm"/>
      <style:text-properties/>
    </style:style>
    <style:style style:family="table-cell" style:name="acf6aff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cf6083" style:parent-style-name="Standard">
      <style:paragraph-properties fo:margin-bottom="0.0mm" fo:margin-top="2.12mm" fo:text-align="right"/>
    </style:style>
    <style:style style:family="table-cell" style:name="a6cdf8a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d8f450">
      <style:table-row-properties style:row-height="8.47mm"/>
    </style:style>
    <style:style style:family="table-cell" style:name="aec6d6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232baa" style:parent-style-name="FeldZ">
      <style:text-properties style:font-name="Arial" style:font-name-complex="Arial"/>
    </style:style>
    <style:style style:family="text" style:name="a83cdf2" style:parent-style-name="FeldZ">
      <style:text-properties style:font-name="Arial" style:font-name-asian="Arial" style:font-name-complex="Arial"/>
    </style:style>
    <style:style style:family="text" style:name="a2cf2dd">
      <style:text-properties style:font-name-asian="Arial"/>
    </style:style>
    <style:style style:family="paragraph" style:name="a1eb96c" style:parent-style-name="Standard">
      <style:paragraph-properties fo:margin-bottom="0.0mm" fo:margin-top="2.12mm"/>
      <style:text-properties/>
    </style:style>
    <style:style style:family="table-cell" style:name="ab91bea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be32a5" style:parent-style-name="Standard">
      <style:paragraph-properties fo:margin-bottom="0.0mm" fo:margin-top="2.12mm" fo:text-align="right"/>
    </style:style>
    <style:style style:family="table-cell" style:name="aa3e0f5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75c5fa">
      <style:table-row-properties style:row-height="8.47mm"/>
    </style:style>
    <style:style style:family="table-cell" style:name="a49712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7163ac" style:parent-style-name="FeldZ">
      <style:text-properties style:font-name="Arial" style:font-name-complex="Arial"/>
    </style:style>
    <style:style style:family="text" style:name="a32fb26" style:parent-style-name="FeldZ">
      <style:text-properties style:font-name="Arial" style:font-name-asian="Arial" style:font-name-complex="Arial"/>
    </style:style>
    <style:style style:family="text" style:name="a3b16c1">
      <style:text-properties style:font-name-asian="Arial"/>
    </style:style>
    <style:style style:family="paragraph" style:name="ad3cf2c" style:parent-style-name="Standard">
      <style:paragraph-properties fo:margin-bottom="0.0mm" fo:margin-top="2.12mm"/>
      <style:text-properties/>
    </style:style>
    <style:style style:family="table-cell" style:name="ab95ec5">
      <style:table-cell-properties fo:border-bottom="0.26mm solid #808080" fo:border-left="0.26mm dotted #000000" fo:border-right="none" fo:border-top="none" fo:padding-bottom="0.0mm" fo:padding-left="1.23mm" fo:padding-right="1.23mm" fo:padding-top="0.0mm" style:vertical-align="top"/>
    </style:style>
    <style:style style:family="paragraph" style:name="a6c66bf" style:parent-style-name="Standard">
      <style:paragraph-properties fo:margin-bottom="0.0mm" fo:margin-top="2.12mm" fo:text-align="right"/>
    </style:style>
    <style:style style:family="table-cell" style:name="adea430">
      <style:table-cell-properties fo:border-bottom="0.26mm dotte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849e54">
      <style:table-row-properties style:row-height="8.47mm"/>
    </style:style>
    <style:style style:family="paragraph" style:name="a755c4d" style:parent-style-name="Standard">
      <style:text-properties fo:font-weight="bold" style:font-weight-asian="bold"/>
    </style:style>
    <style:style style:family="table-cell" style:name="abc7945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c3acb">
      <style:text-properties fo:font-weight="bold" style:font-weight-asian="bold"/>
    </style:style>
    <style:style style:family="paragraph" style:name="a229f3c" style:parent-style-name="Standard">
      <style:paragraph-properties fo:margin-bottom="0.0mm" fo:margin-top="2.12mm"/>
      <style:text-properties/>
    </style:style>
    <style:style style:family="table-cell" style:name="aef847a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8ca5aa">
      <style:table-row-properties style:row-height="8.47mm"/>
    </style:style>
    <style:style style:family="paragraph" style:name="a6177c6" style:parent-style-name="Standard">
      <style:text-properties fo:font-weight="bold" style:font-weight-asian="bold"/>
    </style:style>
    <style:style style:family="table-cell" style:name="a1e671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490ce6" style:parent-style-name="FeldZ">
      <style:text-properties style:font-name="Arial" style:font-name-complex="Arial"/>
    </style:style>
    <style:style style:family="text" style:name="ad6655f" style:parent-style-name="FeldZ">
      <style:text-properties style:font-name="Arial" style:font-name-asian="Arial" style:font-name-complex="Arial"/>
    </style:style>
    <style:style style:family="paragraph" style:name="a0548fa" style:parent-style-name="Standard">
      <style:paragraph-properties fo:margin-bottom="0.0mm" fo:margin-left="12.51mm" fo:margin-right="0.0mm" fo:margin-top="2.12mm" fo:text-indent="0.0mm"/>
      <style:text-properties/>
    </style:style>
    <style:style style:family="table-cell" style:name="a74baf9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b94463">
      <style:table-row-properties style:row-height="10.41mm"/>
    </style:style>
    <style:style style:family="paragraph" style:name="ad3b330" style:parent-style-name="Standard">
      <style:text-properties fo:font-weight="bold" style:font-weight-asian="bold"/>
    </style:style>
    <style:style style:family="table-cell" style:name="a031629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03ffb9">
      <style:text-properties fo:font-weight="bold" style:font-weight-asian="bold"/>
    </style:style>
    <style:style style:family="paragraph" style:name="a3b532e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able-cell" style:name="a75edee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64f98b">
      <style:table-row-properties style:row-height="12.7mm"/>
    </style:style>
    <style:style style:family="paragraph" style:name="abc34e5" style:parent-style-name="Standard">
      <style:text-properties fo:font-weight="bold" style:font-weight-asian="bold"/>
    </style:style>
    <style:style style:family="table-cell" style:name="a6bb55c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1f38f3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d9adb4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30305f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13b5b0" style:parent-style-name="Standard">
      <style:paragraph-properties fo:margin-bottom="2.12mm" fo:margin-top="2.12mm">
        <style:tab-stops>
          <style:tab-stop style:position="6.251cm"/>
          <style:tab-stop style:position="13.503cm"/>
        </style:tab-stops>
      </style:paragraph-properties>
    </style:style>
    <style:style style:family="text" style:name="a8610ce">
      <style:text-properties style:font-name-asian="Arial"/>
    </style:style>
    <style:style style:family="text" style:name="a2b0771">
      <style:text-properties fo:country="US" fo:language="en"/>
    </style:style>
    <style:style style:family="paragraph" style:name="a538cdc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941ce8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6017ff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2e6602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8d4e0e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1e8584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7da63a">
      <style:table-row-properties style:row-height="12.7mm"/>
    </style:style>
    <style:style style:family="paragraph" style:name="a719cb5" style:parent-style-name="Standard">
      <style:text-properties fo:font-weight="bold" style:font-weight-asian="bold"/>
    </style:style>
    <style:style style:family="table-cell" style:name="a20bd5d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a9c083">
      <style:text-properties fo:font-size="9.0pt" style:font-size-asian="9.0pt"/>
    </style:style>
    <style:style style:family="text" style:name="aa002e0">
      <style:text-properties fo:font-weight="bold" style:font-weight-asian="bold"/>
    </style:style>
    <style:style style:family="paragraph" style:name="a960449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ext" style:name="a195544">
      <style:text-properties fo:font-weight="bold" style:font-weight-asian="bold"/>
    </style:style>
    <style:style style:family="paragraph" style:name="a2c7284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c362b9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389f05">
      <style:table-row-properties style:row-height="1.31mm"/>
    </style:style>
    <style:style style:family="paragraph" style:name="aa2736d" style:parent-style-name="Standard">
      <style:text-properties fo:font-weight="bold" style:font-weight-asian="bold"/>
    </style:style>
    <style:style style:family="table-cell" style:name="a1b1d6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008080" style:parent-style-name="Standard">
      <style:paragraph-properties fo:margin-bottom="2.12mm" fo:margin-left="12.51mm" fo:margin-right="0.0mm" fo:margin-top="2.12mm" fo:text-indent="0.0mm">
        <style:tab-stops>
          <style:tab-stop style:position="1.251cm"/>
          <style:tab-stop style:position="19.253cm"/>
        </style:tab-stops>
      </style:paragraph-properties>
      <style:text-properties/>
    </style:style>
    <style:style style:family="text" style:name="a9051e3">
      <style:text-properties fo:font-weight="bold" style:font-weight-asian="bold"/>
    </style:style>
    <style:style style:family="text" style:name="a6a63c9">
      <style:text-properties fo:font-weight="bold" style:font-weight-asian="bold"/>
    </style:style>
    <style:style style:family="paragraph" style:name="acf09ab" style:parent-style-name="Standard">
      <style:paragraph-properties fo:margin-bottom="2.12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72c1da">
      <style:text-properties fo:font-weight="bold" style:font-weight-asian="bold"/>
    </style:style>
    <style:style style:family="text" style:name="a244b90">
      <style:text-properties fo:country="GB" fo:font-weight="bold" fo:language="en" style:font-weight-asian="bold"/>
    </style:style>
    <style:style style:family="paragraph" style:name="a0350ec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292086">
      <style:text-properties fo:country="GB" fo:font-weight="bold" fo:language="en" style:font-weight-asian="bold"/>
    </style:style>
    <style:style style:family="text" style:name="a9b8c9f">
      <style:text-properties fo:country="GB" fo:font-weight="bold" fo:language="en" style:font-weight-asian="bold"/>
    </style:style>
    <style:style style:family="text" style:name="a7bef37">
      <style:text-properties fo:country="GB" fo:font-weight="bold" fo:language="en" style:font-weight-asian="bold"/>
    </style:style>
    <style:style style:family="text" style:name="ab1ffc1">
      <style:text-properties fo:font-weight="bold" style:font-weight-asian="bold"/>
    </style:style>
    <style:style style:family="paragraph" style:name="a88ace6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20527a">
      <style:text-properties fo:font-weight="bold" style:font-weight-asian="bold"/>
    </style:style>
    <style:style style:family="paragraph" style:name="aecd922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5b7c90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bd3932">
      <style:table-row-properties style:row-height="12.7mm"/>
    </style:style>
    <style:style style:family="table-cell" style:name="a6e18c5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c6d322" style:parent-style-name="Standard">
      <style:paragraph-properties fo:margin-bottom="0.0mm" fo:margin-top="2.12mm"/>
    </style:style>
    <style:style style:family="paragraph" style:name="a9c1f46" style:parent-style-name="Standard">
      <style:paragraph-properties fo:margin-bottom="0.0mm" fo:margin-top="2.12mm"/>
    </style:style>
    <style:style style:family="table-cell" style:name="a81ffe0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1282d3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10ced4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838d1e" style:parent-style-name="Standard">
      <style:paragraph-properties fo:margin-bottom="0.0mm" fo:margin-left="-1.23mm" fo:margin-right="0.0mm" fo:margin-top="2.12mm" fo:text-align="center" fo:text-indent="0.0mm"/>
    </style:style>
    <style:style style:family="table-cell" style:name="a50a4da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text" style:name="a77a46c" style:parent-style-name="FeldZ">
      <style:text-properties style:font-name="Arial" style:font-name-complex="Arial"/>
    </style:style>
    <style:style style:family="paragraph" style:name="ad53ba3" style:parent-style-name="Standard">
      <style:paragraph-properties fo:margin-bottom="0.0mm" fo:margin-top="2.12mm" fo:text-align="center"/>
      <style:text-properties/>
    </style:style>
    <style:style style:family="table-cell" style:name="afa9d8e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f02db4">
      <style:table-row-properties style:row-height="15.26mm"/>
    </style:style>
    <style:style style:family="table-cell" style:name="a2522a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9f4eb5" style:parent-style-name="Standard">
      <style:paragraph-properties fo:margin-bottom="2.12mm" fo:margin-left="12.51mm" fo:margin-right="0.0mm" fo:margin-top="2.12mm" fo:text-indent="0.0mm"/>
    </style:style>
    <style:style style:family="table-cell" style:name="a79488f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146eb4">
      <style:table-row-properties style:row-height="9.6mm"/>
    </style:style>
    <style:style style:family="paragraph" style:name="ab66935" style:parent-style-name="Standard">
      <style:text-properties fo:font-weight="bold" style:font-weight-asian="bold"/>
    </style:style>
    <style:style style:family="table-cell" style:name="a46128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6c0425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a9629e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5af992">
      <style:table-row-properties style:row-height="8.47mm"/>
    </style:style>
    <style:style style:family="table-cell" style:name="a755485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graphic" style:name="a793748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y="1.01mm"/>
    </style:style>
    <style:style style:family="paragraph" style:name="a052369" style:parent-style-name="Standard">
      <style:paragraph-properties fo:line-height="150%" fo:margin-bottom="0.0mm" fo:margin-top="2.12mm">
        <style:tab-stops>
          <style:tab-stop style:position="4.129cm"/>
        </style:tab-stops>
      </style:paragraph-properties>
      <style:text-properties fo:font-size="9.0pt" style:font-size-asian="9.0pt"/>
    </style:style>
    <style:style style:family="paragraph" style:name="af31b17" style:parent-style-name="Standard">
      <style:paragraph-properties fo:margin-bottom="0.0mm" fo:margin-top="2.12mm">
        <style:tab-stops>
          <style:tab-stop style:position="4.129cm"/>
          <style:tab-stop style:position="7.627cm"/>
        </style:tab-stops>
      </style:paragraph-properties>
      <style:text-properties fo:font-weight="bold" style:font-weight-asian="bold"/>
    </style:style>
    <style:style style:family="text" style:name="a8fc62e">
      <style:text-properties fo:font-size="9.0pt" style:font-size-asian="9.0pt"/>
    </style:style>
    <style:style style:family="graphic" style:name="ac0a813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y="1.01mm"/>
    </style:style>
    <style:style style:family="graphic" style:name="a3279a6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39.48mm" svg:y="1.01mm"/>
    </style:style>
    <style:style style:family="paragraph" style:name="ab070f0" style:parent-style-name="Standard">
      <style:paragraph-properties fo:margin-bottom="0.0mm" fo:margin-top="1.41mm">
        <style:tab-stops>
          <style:tab-stop style:position="4.129cm"/>
        </style:tab-stops>
      </style:paragraph-properties>
      <style:text-properties/>
    </style:style>
    <style:style style:family="paragraph" style:name="a88e85b" style:parent-style-name="Standard">
      <style:paragraph-properties fo:margin-bottom="0.0mm" fo:margin-top="2.12mm">
        <style:tab-stops>
          <style:tab-stop style:position="4.129cm"/>
        </style:tab-stops>
      </style:paragraph-properties>
    </style:style>
    <style:style style:family="paragraph" style:name="a300b46" style:parent-style-name="Standard">
      <style:paragraph-properties fo:margin-bottom="0.0mm" fo:margin-top="2.12mm"/>
      <style:text-properties fo:font-size="9.0pt" style:font-size-asian="9.0pt"/>
    </style:style>
    <style:style style:family="paragraph" style:name="ad538cd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8f3c8d" style:parent-style-name="Standard">
      <style:paragraph-properties fo:margin-bottom="0.0mm" fo:margin-top="2.12mm"/>
      <style:text-properties fo:font-size="9.0pt" style:font-size-asian="9.0pt"/>
    </style:style>
    <style:style style:family="paragraph" style:name="a309616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ext" style:name="a211b16">
      <style:text-properties fo:font-size="9.0pt" style:font-size-asian="9.0pt"/>
    </style:style>
    <style:style style:family="paragraph" style:name="ad0de53" style:parent-style-name="Standard">
      <style:paragraph-properties fo:margin-bottom="0.0mm" fo:margin-top="1.76mm"/>
      <style:text-properties/>
    </style:style>
    <style:style style:family="paragraph" style:name="a025259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able-cell" style:name="a1d455d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a6db50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d9298b" style:parent-style-name="Standard">
      <style:text-properties fo:country="US" fo:font-weight="bold" fo:language="en" style:font-weight-asian="bold"/>
    </style:style>
    <style:style style:family="paragraph" style:name="ac906c6" style:parent-style-name="Standard">
      <style:text-properties fo:country="US" fo:font-weight="bold" fo:language="en" style:font-weight-asian="bold"/>
    </style:style>
    <style:style style:family="paragraph" style:name="aed53ad" style:parent-style-name="Standard">
      <style:text-properties fo:country="US" fo:font-weight="bold" fo:language="en" style:font-weight-asian="bold"/>
    </style:style>
    <style:style style:family="paragraph" style:name="a38f0cb" style:parent-style-name="Standard">
      <style:text-properties fo:country="US" fo:font-weight="bold" fo:language="en" style:font-weight-asian="bold"/>
    </style:style>
    <style:style style:family="paragraph" style:name="a6ba260" style:parent-style-name="Standard">
      <style:text-properties fo:country="US" fo:font-weight="bold" fo:language="en" style:font-weight-asian="bold"/>
    </style:style>
    <style:style style:family="paragraph" style:name="a1b99a9" style:parent-style-name="Standard">
      <style:text-properties fo:country="US" fo:font-weight="bold" fo:language="en" style:font-weight-asian="bold"/>
    </style:style>
    <style:style style:family="text" style:name="afaf467">
      <style:text-properties fo:font-size="9.0pt" style:font-size-asian="9.0pt"/>
    </style:style>
    <style:style style:family="graphic" style:name="acd3226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5mm" svg:y="7.0mm"/>
    </style:style>
    <style:style style:family="graphic" style:name="a6044d5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5mm" svg:y="19.0mm"/>
    </style:style>
    <style:style style:family="graphic" style:name="a27e5db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1mm" svg:y="30.71mm"/>
    </style:style>
    <style:style style:family="paragraph" style:name="ad996f4" style:parent-style-name="Standard">
      <style:paragraph-properties fo:margin-bottom="0.0mm" fo:margin-top="2.12mm"/>
      <style:text-properties/>
    </style:style>
    <style:style style:family="table-cell" style:name="ae8d7e0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46c762">
      <style:table-row-properties style:row-height="48.86mm"/>
    </style:style>
    <style:style style:family="table-cell" style:name="a3d5b3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06dac8" style:parent-style-name="Standard">
      <style:text-properties fo:font-weight="bold" style:font-weight-asian="bold"/>
    </style:style>
    <style:style style:family="paragraph" style:name="ac3f1b2" style:parent-style-name="Standard">
      <style:paragraph-properties fo:margin-bottom="0.0mm" fo:margin-top="2.12mm"/>
      <style:text-properties fo:font-size="9.0pt" style:font-size-asian="9.0pt"/>
    </style:style>
    <style:style style:family="table-cell" style:name="a253213">
      <style:table-cell-properties fo:border-bottom="0.26mm solid #808080" fo:border-left="0.26mm solid #808080" fo:border-right="none" fo:border-top="0.26mm solid #000000" fo:padding-bottom="0.0mm" fo:padding-left="1.23mm" fo:padding-right="1.23mm" fo:padding-top="0.0mm" style:vertical-align="top"/>
    </style:style>
    <style:style style:family="paragraph" style:name="a0488f5" style:parent-style-name="Standard">
      <style:paragraph-properties fo:margin-bottom="2.12mm" fo:margin-top="2.12mm"/>
      <style:text-properties fo:country="US" fo:font-weight="bold" fo:language="en" style:font-weight-asian="bold"/>
    </style:style>
    <style:style style:family="paragraph" style:name="a24672c" style:parent-style-name="Standard">
      <style:text-properties fo:country="US" fo:font-weight="bold" fo:language="en" style:font-weight-asian="bold"/>
    </style:style>
    <style:style style:family="paragraph" style:name="a430746" style:parent-style-name="Standard">
      <style:text-properties fo:country="US" fo:font-weight="bold" fo:language="en" style:font-weight-asian="bold"/>
    </style:style>
    <style:style style:family="paragraph" style:name="ae3bc80" style:parent-style-name="Standard">
      <style:text-properties fo:country="US" fo:font-weight="bold" fo:language="en" style:font-weight-asian="bold"/>
    </style:style>
    <style:style style:family="paragraph" style:name="ab3be17" style:parent-style-name="Standard">
      <style:text-properties fo:country="US" fo:font-weight="bold" fo:language="en" style:font-weight-asian="bold"/>
    </style:style>
    <style:style style:family="paragraph" style:name="ad33ce1" style:parent-style-name="Standard">
      <style:text-properties fo:country="US" fo:font-weight="bold" fo:language="en" style:font-weight-asian="bold"/>
    </style:style>
    <style:style style:family="paragraph" style:name="a4c0a36" style:parent-style-name="Standard">
      <style:paragraph-properties fo:line-height="150%" fo:margin-bottom="0.0mm" fo:margin-top="2.12mm"/>
      <style:text-properties fo:font-size="9.0pt" style:font-size-asian="9.0pt"/>
    </style:style>
    <style:style style:family="table-cell" style:name="ac12894">
      <style:table-cell-properties fo:border-bottom="0.26mm solid #80808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5f8683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e45789">
      <style:text-properties fo:font-weight="bold" style:font-weight-asian="bold"/>
    </style:style>
    <style:style style:family="text" style:name="ad4ff5d">
      <style:text-properties fo:font-weight="bold" style:font-weight-asian="bold"/>
    </style:style>
    <style:style style:family="paragraph" style:name="a921020" style:parent-style-name="Standard">
      <style:paragraph-properties>
        <style:tab-stops>
          <style:tab-stop style:position="0.751cm"/>
        </style:tab-stops>
      </style:paragraph-properties>
      <style:text-properties/>
    </style:style>
    <style:style style:family="table-cell" style:name="a4b0a22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05b4e7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fc057c">
      <style:text-properties fo:font-weight="bold" style:font-weight-asian="bold"/>
    </style:style>
    <style:style style:family="paragraph" style:name="a4cdb41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ext" style:name="a79946d">
      <style:text-properties fo:font-weight="bold" style:font-weight-asian="bold"/>
    </style:style>
    <style:style style:family="paragraph" style:name="a5e17e7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able-cell" style:name="a819f29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7b5597">
      <style:table-row-properties style:row-height="10.53mm"/>
    </style:style>
    <style:style style:family="table-column" style:name="ab7ca4d">
      <style:table-column-properties style:rel-column-width="1*"/>
    </style:style>
    <style:style style:family="table-column" style:name="aad1d83">
      <style:table-column-properties style:rel-column-width="33*"/>
    </style:style>
    <style:style style:family="table-column" style:name="a1f660d">
      <style:table-column-properties style:rel-column-width="1*"/>
    </style:style>
    <style:style style:family="table-column" style:name="a9a1848">
      <style:table-column-properties style:rel-column-width="6*"/>
    </style:style>
    <style:style style:family="table-column" style:name="ae0543d">
      <style:table-column-properties style:rel-column-width="3*"/>
    </style:style>
    <style:style style:family="table-column" style:name="a80796f">
      <style:table-column-properties style:rel-column-width="7*"/>
    </style:style>
    <style:style style:family="table-column" style:name="a6e8d7c">
      <style:table-column-properties style:rel-column-width="1*"/>
    </style:style>
    <style:style style:family="table-column" style:name="a353ed9">
      <style:table-column-properties style:rel-column-width="10*"/>
    </style:style>
    <style:style style:family="table-column" style:name="a4502c9">
      <style:table-column-properties style:rel-column-width="6*"/>
    </style:style>
    <style:style style:family="table-column" style:name="ae2708f">
      <style:table-column-properties style:rel-column-width="3*"/>
    </style:style>
    <style:style style:family="table-column" style:name="a62da53">
      <style:table-column-properties style:rel-column-width="7*"/>
    </style:style>
    <style:style style:family="table-column" style:name="ab11cce">
      <style:table-column-properties style:rel-column-width="23*"/>
    </style:style>
    <style:style style:family="table" style:name="ae2b353">
      <style:table-properties fo:margin-left="-1.36mm" style:width="17.776cm" table:align="left"/>
    </style:style>
    <style:style style:family="paragraph" style:name="a90e750" style:parent-style-name="Heading_20_1">
      <style:paragraph-properties/>
    </style:style>
    <text:list-style style:name="WW8StyleNum">
      <text:list-level-style-bullet text:bullet-char="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2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StyleNum1">
      <text:list-level-style-number style:num-format="1" style:num-suffix=")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">
      <text:list-level-style-number style:num-format="1" style:num-suffix="." text:display-levels="1" text:level="1" text:start-value="4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5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1" style:num-suffix="." text:display-levels="1" text:level="1" text:start-value="78">
        <style:list-level-properties text:list-level-position-and-space-mode="label-alignment">
          <style:list-level-label-alignment fo:margin-left="18.79mm" fo:text-indent="-12.44mm" text:label-followed-by="listtab" text:list-tab-stop-position="18.7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bullet text:bullet-char="" text:level="1">
        <style:list-level-properties text:list-level-position-and-space-mode="label-alignment">
          <style:list-level-label-alignment fo:margin-left="26.0mm" fo:text-indent="-7.99mm" text:label-followed-by="listtab" text:list-tab-stop-position="2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4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style:style style:family="paragraph" style:name="a366ead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ext" style:name="adc16c1">
      <style:text-properties fo:country="US" fo:language="en" style:font-name-asian="Arial"/>
    </style:style>
    <style:style style:family="text" style:name="ac5b069">
      <style:text-properties fo:country="US" fo:language="en" style:font-name-asian="Arial"/>
    </style:style>
    <style:style style:family="paragraph" style:name="a2a3c2b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</office:automatic-styles>
  <office:body>
    <office:text>
      <text:p text:style-name="a90e750">Formblatt Anzeige einer Änderung</text:p>
      <table:table table:style-name="ae2b353">
        <table:table-column table:style-name="ab11cce"/>
        <table:table-column table:style-name="a62da53"/>
        <table:table-column table:style-name="ae2708f"/>
        <table:table-column table:style-name="a4502c9"/>
        <table:table-column table:style-name="a353ed9"/>
        <table:table-column table:style-name="a6e8d7c"/>
        <table:table-column table:style-name="a80796f"/>
        <table:table-column table:style-name="ae0543d"/>
        <table:table-column table:style-name="a9a1848"/>
        <table:table-column table:style-name="a1f660d"/>
        <table:table-column table:style-name="aad1d83"/>
        <table:table-column table:style-name="ab7ca4d"/>
        <table:table-row table:style-name="a7b5597">
          <table:table-cell table:number-columns-spanned="11" table:style-name="a819f29">
            <text:p text:style-name="a5e17e7"><text:s/><text:span text:style-name="a79946d">Anzeige nach § 15 Abs. 1 BImSchG<text:s/></text:span></text:p>
            <text:p text:style-name="a4cdb41"><text:s/><text:span text:style-name="afc057c">Anzeige gemäß § 4 Abs. 5 TEHG<text:s/></text:span></text:p>
          </table:table-cell>
          <table:table-cell table:style-name="a05b4e7">
            <text:p text:style-name="Standard"/>
          </table:table-cell>
        </table:table-row>
        <table:table-row>
          <table:table-cell table:number-columns-spanned="11" table:style-name="a4b0a22">
            <text:p text:style-name="a921020"><text:span text:style-name="ad4ff5d">1.</text:span><text:s/><text:tab/><text:span text:style-name="ae45789">Genehmigungsbehörde / Betreiber/in</text:span><text:s/></text:p>
          </table:table-cell>
          <table:table-cell table:style-name="a5f8683">
            <text:p text:style-name="Standard"/>
          </table:table-cell>
        </table:table-row>
        <table:table-row>
          <table:table-cell table:number-columns-spanned="5" table:style-name="ac12894">
            <text:p text:style-name="a4c0a36">Anschrift der Genehmigungsbehörde</text:p>
            <text:p text:style-name="ad33ce1"/>
            <text:p text:style-name="ab3be17"/>
            <text:p text:style-name="ae3bc80"/>
            <text:p text:style-name="a430746"/>
            <text:p text:style-name="a24672c"/>
            <text:p text:style-name="a0488f5"/>
          </table:table-cell>
          <table:table-cell table:number-columns-spanned="6" table:style-name="a253213">
            <text:p text:style-name="ac3f1b2">Eingangsvermerk der Genehmigungsbehörde</text:p>
            <text:p text:style-name="a06dac8"/>
          </table:table-cell>
          <table:table-cell table:style-name="a3d5b3b">
            <text:p text:style-name="Standard"/>
          </table:table-cell>
        </table:table-row>
        <table:table-row table:style-name="a46c762">
          <table:table-cell table:number-columns-spanned="5" table:style-name="ae8d7e0">
            <text:p text:style-name="ad996f4"><draw:frame draw:style-name="a27e5db" draw:z-index="2" svg:height="0.03mm" svg:width="76.23mm" svg:x="86.71mm" svg:y="30.71mm" text:anchor-type="paragraph"><draw:text-box><text:p/></draw:text-box></draw:frame><draw:frame draw:style-name="a6044d5" draw:z-index="1" svg:height="0.03mm" svg:width="76.23mm" svg:x="86.75mm" svg:y="19.0mm" text:anchor-type="paragraph"><draw:text-box><text:p/></draw:text-box></draw:frame><draw:frame draw:style-name="acd3226" svg:height="0.03mm" svg:width="76.23mm" svg:x="86.75mm" svg:y="7.0mm" text:anchor-type="paragraph"><draw:text-box><text:p/></draw:text-box></draw:frame><text:span text:style-name="afaf467">Name/Anschrift des Anlagenbetreibers / der Anlagen-betreiberin</text:span><text:s/></text:p>
            <text:p text:style-name="a1b99a9"/>
            <text:p text:style-name="a6ba260"/>
            <text:p text:style-name="a38f0cb"/>
            <text:p text:style-name="aed53ad"/>
            <text:p text:style-name="ac906c6"/>
            <text:p text:style-name="ad9298b"/>
            <text:p text:style-name="aa6db50"/>
          </table:table-cell>
          <table:table-cell table:number-columns-spanned="6" table:style-name="a1d455d">
            <text:p text:style-name="a025259"/>
            <text:p text:style-name="ad0de53"><text:span text:style-name="a211b16">Geschäftszeichen des Betreibers / der Betreiberin</text:span><text:s/></text:p>
            <text:p text:style-name="a309616"/>
            <text:p text:style-name="a8f3c8d">Abteilung</text:p>
            <text:p text:style-name="ad538cd"/>
            <text:p text:style-name="a300b46">Bearbeiter/Ansprechpartner</text:p>
            <text:p text:style-name="a88e85b"><text:tab/></text:p>
            <text:p text:style-name="ab070f0"><draw:frame draw:style-name="a3279a6" draw:z-index="4" svg:height="0.03mm" svg:width="35.59mm" svg:x="39.48mm" svg:y="1.01mm" text:anchor-type="paragraph"><draw:text-box><text:p/></draw:text-box></draw:frame><draw:frame draw:style-name="ac0a813" draw:z-index="3" svg:height="0.03mm" svg:width="33.05mm" svg:y="1.01mm" text:anchor-type="paragraph"><draw:text-box><text:p/></draw:text-box></draw:frame><text:span text:style-name="a8fc62e">Telefon<text:tab/>Telefax</text:span><text:s/></text:p>
            <text:p text:style-name="af31b17"/>
            <text:p text:style-name="a052369"><draw:frame draw:style-name="a793748" draw:z-index="5" svg:height="0.03mm" svg:width="76.23mm" svg:y="1.01mm" text:anchor-type="paragraph"><draw:text-box><text:p/></draw:text-box></draw:frame>E-Mail</text:p>
          </table:table-cell>
          <table:table-cell table:style-name="a755485">
            <text:p text:style-name="Standard"/>
          </table:table-cell>
        </table:table-row>
        <table:table-row table:style-name="a5af992">
          <table:table-cell table:number-columns-spanned="11" table:style-name="aa9629e">
            <text:p text:style-name="a6c0425">2.<text:tab/>Bezeichnung/Zweck der Anlage in Anlehnung an die 4. BImSchV</text:p>
          </table:table-cell>
          <table:table-cell table:style-name="a46128b">
            <text:p text:style-name="ab66935"/>
          </table:table-cell>
        </table:table-row>
        <table:table-row table:style-name="a146eb4">
          <table:table-cell table:number-columns-spanned="11" table:style-name="a79488f">
            <text:p text:style-name="a9f4eb5"/>
          </table:table-cell>
          <table:table-cell table:style-name="a2522af">
            <text:p text:style-name="Standard"/>
          </table:table-cell>
        </table:table-row>
        <table:table-row table:style-name="af02db4">
          <table:table-cell table:style-name="afa9d8e">
            <text:p text:style-name="ad53ba3">Nr.:<text:s/><text:span text:style-name="a77a46c"><text:s/><text:s text:c="4"/></text:span></text:p>
          </table:table-cell>
          <table:table-cell table:number-columns-spanned="7" table:style-name="a50a4da">
            <text:p text:style-name="a838d1e">des Anhangs 1 der 4. BImSchV</text:p>
          </table:table-cell>
          <table:table-cell table:style-name="a10ced4">
            <text:p text:style-name="a1282d3"/>
          </table:table-cell>
          <table:table-cell table:number-columns-spanned="2" table:style-name="a81ffe0">
            <text:p text:style-name="a9c1f46">Anlage gemäß RL 2010/75/EU<text:s/></text:p>
            <text:p text:style-name="ac6d322">(IE-Anlage)</text:p>
          </table:table-cell>
          <table:table-cell table:style-name="a6e18c5">
            <text:p text:style-name="Standard"/>
          </table:table-cell>
        </table:table-row>
        <table:table-row table:style-name="abd3932">
          <table:table-cell table:number-columns-spanned="11" table:style-name="a5b7c90">
            <text:p text:style-name="aecd922"><text:span text:style-name="a20527a">3.<text:tab/>Folgende Genehmigungen, Erlaubnisse, Ausnahmen etc. werden / wurden bei anderen Behörden beantragt:</text:span><text:s/></text:p>
            <text:p text:style-name="a88ace6"><text:span text:style-name="ab1ffc1"><text:tab/></text:span><text:s/><text:span text:style-name="a7bef37">§§ 54, 64 HBO<text:tab/><text:s/><text:s/></text:span>§<text:span text:style-name="a9b8c9f"> 63 WHG<text:tab/><text:s/><text:s/>§</text:span> <text:span text:style-name="a292086">41 Abs. 1 HWG<text:s/></text:span></text:p>
            <text:p text:style-name="a0350ec"><text:span text:style-name="a244b90"><text:tab/></text:span><text:s/><text:span text:style-name="a72c1da">§ 13 Abs. 1 Nr. 1 BetrSichV (Dampfkesselanlagen)<text:s/></text:span></text:p>
            <text:p text:style-name="acf09ab"><text:span text:style-name="a6a63c9"><text:tab/></text:span><text:s/><text:span text:style-name="a9051e3">§ 13 Abs. 1 Nr. 3 BetrSichV (Anlagen mit leicht- / hochentzündlichen Flüssigkeiten)<text:s/></text:span></text:p>
            <text:p text:style-name="a008080"><text:s/></text:p>
          </table:table-cell>
          <table:table-cell table:style-name="a1b1d68">
            <text:p text:style-name="aa2736d"/>
          </table:table-cell>
        </table:table-row>
        <table:table-row table:style-name="a389f05">
          <table:table-cell table:number-columns-spanned="11" table:style-name="ac362b9">
            <text:p text:style-name="a2c7284"><text:span text:style-name="a195544">4.<text:tab/>Datum, Behörde und Geschäftszeichen der letzten Genehmigung(en) nach §§ 4 und 16 bzw. Anzeige nach § 67 Abs. 2 BImSchG, auf die sich die geplante Änderung bezieht</text:span><text:s/></text:p>
            <text:p text:style-name="a960449"><text:span text:style-name="aa002e0"><text:tab/></text:span><text:span text:style-name="aa9c083">(Bereits vorliegende Anzeigen, Genehmigungen, Erlaubnisse u.ä. werden in Bezug genommen. Sie sind im beigefügten Formular 1/2<text:s/><text:s/>„Genehmigungsbestand der gesamten Anlage“ vollständig aufgelistet.)</text:span><text:s/></text:p>
          </table:table-cell>
          <table:table-cell table:style-name="a20bd5d">
            <text:p text:style-name="a719cb5"/>
          </table:table-cell>
        </table:table-row>
        <table:table-row table:style-name="a7da63a">
          <table:table-cell table:number-columns-spanned="3" table:style-name="a1e8584">
            <text:p text:style-name="a8d4e0e">Behörde</text:p>
            <text:p text:style-name="a2e6602"/>
          </table:table-cell>
          <table:table-cell table:number-columns-spanned="7" table:style-name="a6017ff">
            <text:p text:style-name="a941ce8">Aktenzeichen</text:p>
            <text:p text:style-name="a366ead"><text:span text:style-name="ac5b069">SO</text:span></text:p>
            <text:p text:style-name="a2a3c2b"><text:span text:style-name="ac5b069">S</text:span><text:s/></text:p>
            <text:p text:style-name="a13b5b0"/>
          </table:table-cell>
          <table:table-cell table:style-name="a30305f">
            <text:p text:style-name="ad9adb4">Datum</text:p>
            <text:p text:style-name="a1f38f3"/>
          </table:table-cell>
          <table:table-cell table:style-name="a6bb55c">
            <text:p text:style-name="abc34e5"/>
          </table:table-cell>
        </table:table-row>
        <table:table-row table:style-name="a64f98b">
          <table:table-cell table:number-columns-spanned="11" table:style-name="a75edee">
            <text:p text:style-name="a3b532e"><text:span text:style-name="a03ffb9">5.<text:tab/>Genauere Eingrenzungen des Anzeigegegenstandes (Projekts) unter Angabe der besonderen Merkmale der Anlage/Anlagenänderung (Kapazität, Leistung, Betriebsweise, Betriebszeiten, Typ, Lage etc.)</text:span><text:s/></text:p>
          </table:table-cell>
          <table:table-cell table:style-name="a031629">
            <text:p text:style-name="ad3b330"/>
          </table:table-cell>
        </table:table-row>
        <table:table-row table:style-name="ab94463">
          <table:table-cell table:number-columns-spanned="11" table:style-name="a74baf9">
            <text:p text:style-name="a0548fa"><text:span text:style-name="ad6655f"><text:s/><text:s text:c="3"/></text:span><text:span text:style-name="a490ce6"><text:s/></text:span></text:p>
          </table:table-cell>
          <table:table-cell table:style-name="a1e671b">
            <text:p text:style-name="a6177c6"/>
          </table:table-cell>
        </table:table-row>
        <table:table-row table:style-name="a8ca5aa">
          <table:table-cell table:number-columns-spanned="11" table:style-name="aef847a">
            <text:p text:style-name="a229f3c"><text:span text:style-name="abc3acb">6.<text:tab/>Angaben zum Standort</text:span><text:s/></text:p>
          </table:table-cell>
          <table:table-cell table:style-name="abc7945">
            <text:p text:style-name="a755c4d"/>
          </table:table-cell>
        </table:table-row>
        <table:table-row table:style-name="a849e54">
          <table:table-cell table:number-columns-spanned="2" table:style-name="adea430">
            <text:p text:style-name="a6c66bf">Werk/Betrieb:</text:p>
          </table:table-cell>
          <table:table-cell table:number-columns-spanned="9" table:style-name="ab95ec5">
            <text:p text:style-name="ad3cf2c"><text:span text:style-name="a3b16c1"><text:s/></text:span><text:span text:style-name="a32fb26"><text:s/><text:s text:c="3"/></text:span><text:span text:style-name="a7163ac"><text:s/></text:span></text:p>
          </table:table-cell>
          <table:table-cell table:style-name="a49712b">
            <text:p text:style-name="Standard"/>
          </table:table-cell>
        </table:table-row>
        <table:table-row table:style-name="a75c5fa">
          <table:table-cell table:number-columns-spanned="2" table:style-name="aa3e0f5">
            <text:p text:style-name="abe32a5">Straße, Hausnummer:</text:p>
          </table:table-cell>
          <table:table-cell table:number-columns-spanned="9" table:style-name="ab91bea">
            <text:p text:style-name="a1eb96c"><text:span text:style-name="a2cf2dd"><text:s/></text:span><text:span text:style-name="a83cdf2"><text:s/><text:s text:c="3"/></text:span><text:span text:style-name="a232baa"><text:s/></text:span></text:p>
          </table:table-cell>
          <table:table-cell table:style-name="aec6d68">
            <text:p text:style-name="Standard"/>
          </table:table-cell>
        </table:table-row>
        <table:table-row table:style-name="ad8f450">
          <table:table-cell table:number-columns-spanned="2" table:style-name="a6cdf8a">
            <text:p text:style-name="acf6083">Postleitzahl, Ort:</text:p>
          </table:table-cell>
          <table:table-cell table:number-columns-spanned="9" table:style-name="acf6aff">
            <text:p text:style-name="ab8d9e9"><text:span text:style-name="add4281"><text:s/></text:span><text:span text:style-name="a953a76"><text:s/><text:s text:c="3"/></text:span><text:span text:style-name="a28714e"><text:s/></text:span></text:p>
          </table:table-cell>
          <table:table-cell table:style-name="a27cb9e">
            <text:p text:style-name="Standard"/>
          </table:table-cell>
        </table:table-row>
        <table:table-row table:style-name="adce2bf">
          <table:table-cell table:number-columns-spanned="2" table:style-name="a5edc45">
            <text:p text:style-name="a440a1f">Kreis/kreisfreie Stadt:</text:p>
          </table:table-cell>
          <table:table-cell table:number-columns-spanned="9" table:style-name="ab94abd">
            <text:p text:style-name="a316d04"><text:span text:style-name="a027f1d"><text:s/></text:span><text:span text:style-name="affa3d5"><text:s/><text:s text:c="3"/></text:span><text:span text:style-name="a6425c8"><text:s/></text:span></text:p>
          </table:table-cell>
          <table:table-cell table:style-name="a72893f">
            <text:p text:style-name="Standard"/>
          </table:table-cell>
        </table:table-row>
        <table:table-row table:style-name="a45c10e">
          <table:table-cell table:number-columns-spanned="2" table:style-name="a258ab0">
            <text:p text:style-name="a68240d">Gemarkung:</text:p>
          </table:table-cell>
          <table:table-cell table:number-columns-spanned="9" table:style-name="ae19937">
            <text:p text:style-name="a3d585d"><text:span text:style-name="a9e5b52"><text:s/></text:span><text:span text:style-name="a7f9322"><text:s/><text:s text:c="3"/></text:span><text:span text:style-name="a333580"><text:s/></text:span></text:p>
          </table:table-cell>
          <table:table-cell table:style-name="a42f597">
            <text:p text:style-name="Standard"/>
          </table:table-cell>
        </table:table-row>
        <table:table-row table:style-name="a0fc8aa">
          <table:table-cell table:number-columns-spanned="2" table:style-name="a292022">
            <text:p text:style-name="a45e2c0">Flur:</text:p>
          </table:table-cell>
          <table:table-cell table:number-columns-spanned="9" table:style-name="a6a5e81">
            <text:p text:style-name="ae1cf13"><text:span text:style-name="a39a6bf"><text:s/></text:span><text:span text:style-name="af6b946"><text:s/><text:s text:c="3"/></text:span><text:span text:style-name="ab60bce"><text:s/></text:span></text:p>
          </table:table-cell>
          <table:table-cell table:style-name="aecaee3">
            <text:p text:style-name="Standard"/>
          </table:table-cell>
        </table:table-row>
        <table:table-row table:style-name="a70e027">
          <table:table-cell table:number-columns-spanned="2" table:style-name="ae1f8f5">
            <text:p text:style-name="a4ad3ac">Flurstück:</text:p>
          </table:table-cell>
          <table:table-cell table:number-columns-spanned="9" table:style-name="a43482e">
            <text:p text:style-name="a7f1bb7"><text:span text:style-name="ae2c372"><text:s/></text:span><text:span text:style-name="a896b1d"><text:s/><text:s text:c="3"/></text:span><text:span text:style-name="aa6b1e6"><text:s/></text:span></text:p>
          </table:table-cell>
          <table:table-cell table:style-name="ac56b7b">
            <text:p text:style-name="Standard"/>
          </table:table-cell>
        </table:table-row>
        <table:table-row table:style-name="a9276b5">
          <table:table-cell table:number-columns-spanned="2" table:style-name="a43c825">
            <text:p text:style-name="a312651">Gebäudebezeichnung</text:p>
            <text:p text:style-name="a1cee82">gem. Werks-/Lageplan</text:p>
          </table:table-cell>
          <table:table-cell table:number-columns-spanned="9" table:style-name="add61d5">
            <text:p text:style-name="a3baebe"><text:span text:style-name="aaf9ebd"><text:s/></text:span><text:span text:style-name="a1d2301"><text:s/><text:s text:c="3"/></text:span><text:span text:style-name="affce34"><text:s/></text:span></text:p>
          </table:table-cell>
          <table:table-cell table:style-name="ab6f2aa">
            <text:p text:style-name="Standard"/>
          </table:table-cell>
        </table:table-row>
        <table:table-row table:style-name="af2b896">
          <table:table-cell table:number-columns-spanned="2" table:style-name="aac6a42">
            <text:p text:style-name="ae396f7">:</text:p>
          </table:table-cell>
          <table:table-cell table:number-columns-spanned="9" table:style-name="a3d380a">
            <text:p text:style-name="a18bdc3"/>
          </table:table-cell>
          <table:table-cell table:style-name="a21286d">
            <text:p text:style-name="Standard"/>
          </table:table-cell>
        </table:table-row>
        <table:table-row table:style-name="ae3c8ca">
          <table:table-cell table:number-columns-spanned="12" table:style-name="a823cc4">
            <text:p text:style-name="a73ea51"><text:span text:style-name="add2a14">7.</text:span><text:s/><text:tab/><text:span text:style-name="a7103f5">Die Gesamtkosten (Gesamtbaukosten und Einrichtungskosten) werden voraussichtlich</text:span><text:s/></text:p>
          </table:table-cell>
        </table:table-row>
        <table:table-row table:style-name="a16f4c8">
          <table:table-cell table:number-columns-spanned="4" table:style-name="a394976">
            <text:p text:style-name="a183999"/>
          </table:table-cell>
          <table:table-cell table:number-columns-spanned="3" table:style-name="aee9ac4">
            <text:p text:style-name="abb0310"><text:span text:style-name="a95c3db"><text:s/><text:s text:c="3"/></text:span><text:span text:style-name="a820e60"><text:s/></text:span></text:p>
          </table:table-cell>
          <table:table-cell table:number-columns-spanned="5" table:style-name="a65a642">
            <text:p text:style-name="a0f5982">Euro betragen.</text:p>
          </table:table-cell>
        </table:table-row>
        <table:table-row table:style-name="a203943">
          <table:table-cell table:number-columns-spanned="12" table:style-name="a7effd0">
            <text:p text:style-name="a588b36"><text:tab/>In diesen Kosten ist die Umsatzsteuer/Mehrwertsteuer<text:s/><text:span text:style-name="afa0993">nicht</text:span><text:s/>enthalten.</text:p>
            <text:p text:style-name="ae0bf6a"/>
          </table:table-cell>
        </table:table-row>
        <table:table-row table:style-name="a06262a">
          <table:table-cell table:number-columns-spanned="12" table:style-name="a16a983">
            <text:p text:style-name="a428fcc"><text:tab/>Registriertes Unternehmen nach EMAS<text:tab/><text:s/><text:tab/><text:s/>ja<text:tab/><text:s/><text:tab/><text:s/>nein</text:p>
            <text:p text:style-name="a4e6059"><text:tab/>Datum der letzten Standorteintragung<text:tab/><text:s/><text:tab/></text:p>
          </table:table-cell>
        </table:table-row>
        <table:table-row table:style-name="a92d322">
          <table:table-cell table:number-columns-spanned="12" table:style-name="a6d2fc7">
            <text:p text:style-name="acd240a"><text:span text:style-name="ab5f1dd">8.<text:tab/>Dem Antrag sind folgende Unterlagen gemäß § 15 i.V.m § 10 Abs. 1 Satz 2 BImSchG beizufügen</text:span>:</text:p>
            <text:p text:style-name="a2e8c5f">.</text:p>
          </table:table-cell>
        </table:table-row>
        <table:table-row table:style-name="a774d58">
          <table:table-cell table:number-columns-spanned="12" table:style-name="a62d89f">
            <text:list text:continue-numbering="true" text:style-name="WW8Num12" xml:id="list4209924048693283938">
              <text:list-item>
                <text:p text:style-name="a75e079">Formular 1/2<text:s/><text:s/>„Genehmigungsbestand der gesamten Anlage“</text:p>
              </text:list-item>
            </text:list>
            <text:list text:continue-numbering="true" text:style-name="WW8Num12" xml:id="list4209924048693283938">
              <text:list-item>
                <text:p text:style-name="a53f1b1">Textliche Beschreibung der geplanten Änderungen<text:s/></text:p>
              </text:list-item>
            </text:list>
            <text:list text:continue-numbering="true" text:style-name="WW8Num12" xml:id="list4209924048693283938">
              <text:list-item>
                <text:p text:style-name="a9d3c85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<text:s/></text:p>
              </text:list-item>
            </text:list>
            <text:list text:continue-numbering="true" text:style-name="WW8Num12" xml:id="list4209924048693283938">
              <text:list-item>
                <text:p text:style-name="a239238">Beschreibung der Auswirkungen der geplanten Änderung auf die Schutzgüter des BImSchG</text:p>
              </text:list-item>
            </text:list>
          </table:table-cell>
        </table:table-row>
        <table:table-row table:style-name="a5c0789">
          <table:table-cell table:number-columns-spanned="12" table:style-name="a4e392b">
            <text:p text:style-name="a86df30"><text:span text:style-name="a96229e">9.</text:span><text:s/><text:tab/>Unterschrift des Betreibers / der Betreiberin</text:p>
          </table:table-cell>
        </table:table-row>
        <table:table-row table:style-name="a3bf0c6">
          <table:table-cell table:number-columns-spanned="6" table:style-name="ac42b01">
            <text:p text:style-name="ae3e7b2"><text:span text:style-name="aca1038"><text:s/><text:s text:c="3"/></text:span><text:s/></text:p>
          </table:table-cell>
          <table:table-cell table:number-columns-spanned="6" table:style-name="a851510">
            <text:p text:style-name="a50c742"><text:span text:style-name="a70c816"><text:s/><text:s text:c="3"/></text:span><text:s/></text:p>
          </table:table-cell>
        </table:table-row>
        <table:table-row table:style-name="a25d46f">
          <table:table-cell table:number-columns-spanned="6" table:style-name="a39f891">
            <text:p text:style-name="a66ff4e">Unterschrift</text:p>
          </table:table-cell>
          <table:table-cell table:number-columns-spanned="6" table:style-name="a8ce198">
            <text:p text:style-name="Standard">Ort, Datum</text:p>
          </table:table-cell>
        </table:table-row>
      </table:table>
      <text:p text:style-name="a4b9ac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inz1" style:parent-style-name="Standard">
      <style:paragraph-properties fo:margin-left="15.01mm" fo:margin-right="0.0mm" fo:text-indent="-2.5mm">
        <style:tab-stops>
          <style:tab-stop style:position="1.501cm"/>
        </style:tab-stops>
      </style:paragraph-properties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display-name="Table Contents" style:family="paragraph" style:name="Table_20_Contents" style:parent-style-name="Standard"/>
    <style:style style:family="paragraph" style:name="Footnote" style:parent-style-name="Standard">
      <style:paragraph-properties fo:margin-left="4.99mm" fo:margin-right="0.0mm" fo:text-indent="-4.99mm"/>
      <style:text-properties fo:font-size="8.0pt" style:font-size-asian="8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lz" style:parent-style-name="Standard">
      <style:text-properties fo:font-size="12.0pt" style:font-name="Courier New" style:font-name-complex="Courier New" style:font-size-asian="12.0pt"/>
    </style:style>
    <style:style style:default-outline-level="1" style:display-name="Heading 1" style:family="paragraph" style:name="Heading_20_1" style:next-style-name="Standard" style:parent-style-name="Standard">
      <style:paragraph-properties fo:margin-bottom="4.23mm" fo:margin-left="4.0mm" fo:margin-right="0.0mm" fo:margin-top="0.0mm" fo:text-indent="0.0mm"/>
      <style:text-properties fo:font-size="12.0pt" fo:font-weight="bold" style:font-size-asian="12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etikett1" style:parent-style-name="default_paragraph_style">
      <style:paragraph-properties fo:margin-bottom="0.0mm" fo:margin-left="1.59mm" fo:margin-right="1.59mm" fo:margin-top="1.96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tikett" style:parent-style-name="default_paragraph_style">
      <style:paragraph-properties fo:margin-left="1.59mm" fo:margin-right="1.59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display-name="Contents 1" style:family="paragraph" style:name="Contents_20_1" style:next-style-name="Standard" style:parent-style-name="Standard">
      <style:paragraph-properties>
        <style:tab-stops>
          <style:tab-stop style:position="16.002cm" style:type="right"/>
        </style:tab-stops>
      </style:paragraph-properties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Unterpunkt" style:parent-style-name="default_paragraph_style">
      <style:paragraph-properties fo:line-height="4.94mm" fo:margin-bottom="0.0mm" fo:margin-left="4.99mm" fo:margin-right="0.0mm" fo:margin-top="2.47mm" fo:text-indent="-4.99mm">
        <style:tab-stops>
          <style:tab-stop style:position="0.501cm"/>
        </style:tab-stops>
      </style:paragraph-properties>
      <style:text-properties fo:country="DE" fo:font-size="12.0pt" fo:font-weight="bold" fo:language="de" style:font-name="CG Times (W1)" style:font-name-asian="Times New Roman" style:font-name-complex="CG Times (W1)" style:font-size-asian="12.0pt" style:font-weight-asian="bold" style:use-window-font-color="true"/>
    </style:style>
    <style:style style:family="paragraph" style:name="Makrotext" style:parent-style-name="default_paragraph_style">
      <style:paragraph-properties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7z2" style:parent-style-name="default_character_style">
      <style:text-properties style:font-name="Wingdings" style:font-name-complex="Wingdings"/>
    </style:style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9z0" style:parent-style-name="default_character_style">
      <style:text-properties style:font-name="Symbol" style:font-name-complex="Symbol"/>
    </style:style>
    <style:style style:family="text" style:name="Absatz-Standardschriftart" style:parent-style-name="default_character_style"/>
    <style:style style:display-name="Footnote Symbol" style:family="text" style:name="Footnote_20_Symbol" style:parent-style-name="Absatz-Standardschriftart">
      <style:text-properties fo:font-size="10.0pt" style:font-name="Arial" style:font-name-complex="Arial" style:font-size-asian="10.0pt" style:text-position="super"/>
    </style:style>
    <style:style style:family="text" style:name="WW8Num1zfalse" style:parent-style-name="default_character_style"/>
    <style:style style:display-name="Page Number" style:family="text" style:name="Page_20_Number" style:parent-style-name="Absatz-Standardschriftart"/>
    <style:style style:family="text" style:name="FeldK" style:parent-style-name="default_character_style">
      <style:text-properties fo:font-size="10.0pt" fo:font-weight="bold" style:font-name="Courier New" style:font-name-complex="Courier New" style:font-size-asian="10.0pt" style:font-weight-asian="bold"/>
    </style:style>
    <style:style style:family="text" style:name="FeldZ" style:parent-style-name="default_character_style">
      <style:text-properties fo:country="US" fo:font-size="10.0pt" fo:font-weight="bold" fo:language="en" style:font-name="Courier New" style:font-name-complex="Courier New" style:font-size-asian="10.0pt" style:font-weight-asian="bold" style:text-underline-style="none"/>
    </style:style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2z0" style:parent-style-name="default_character_style">
      <style:text-properties style:font-name="Symbol" style:font-name-complex="Symbo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style:font-name="Courier New" style:font-name-complex="Courier New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2z1" style:parent-style-name="default_character_style">
      <style:text-properties style:font-name="Courier New" style:font-name-complex="Courier New"/>
    </style:style>
    <style:style style:family="text" style:name="WW8Num3z0" style:parent-style-name="default_character_style">
      <style:text-properties style:font-name="Symbol" style:font-name-complex="Symbol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style:font-name="Symbol" style:font-name-complex="Symbol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8Num1ztrue" style:parent-style-name="default_character_style"/>
    <style:style style:family="text" style:name="WW8Num11z2" style:parent-style-name="default_character_style">
      <style:text-properties style:font-name="Wingdings" style:font-name-complex="Wingdings"/>
    </style:style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6z0" style:parent-style-name="default_character_style">
      <style:text-properties style:font-name="Symbol" style:font-name-complex="Symbol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7z0" style:parent-style-name="default_character_style">
      <style:text-properties style:font-name="Symbol" style:font-name-complex="Symbol"/>
    </style:style>
    <style:style style:family="text" style:name="WW8Num2z2" style:parent-style-name="default_character_style">
      <style:text-properties style:font-name="Wingdings" style:font-name-complex="Wingdings"/>
    </style:style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0" style:parent-style-name="default_character_style">
      <style:text-properties fo:font-weight="bold" style:font-weight-asian="bold"/>
    </style:style>
    <style:style style:family="text" style:name="WW8Num4ztrue" style:parent-style-name="default_character_style"/>
    <style:style style:family="text" style:name="WW8Num10z0" style:parent-style-name="default_character_style">
      <style:text-properties style:font-name="Symbol" style:font-name-complex="Symbol"/>
    </style:style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c7f62b" style:parent-style-name="Header">
      <style:paragraph-properties fo:text-align="right"/>
    </style:style>
    <style:style style:family="paragraph" style:name="a24ea29" style:parent-style-name="Header">
      <style:paragraph-properties fo:text-align="right"/>
    </style:style>
  </office:automatic-styles>
  <office:master-styles>
    <style:master-page style:name="Standard">
      <style:header>
        <text:p text:style-name="a24ea29">Stand: August 2013</text:p>
        <text:p text:style-name="Header"/>
      </style:header>
    </style:master-page>
    <style:master-page style:name="First_20_Page">
      <style:header>
        <text:p text:style-name="ac7f62b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8</dc:date>
    <meta:editing-cycles>2</meta:editing-cycles>
    <meta:editing-duration>PT0.176S</meta:editing-duration>
  </office:meta>
</office:document-meta>
</file>